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language="en" fo:country="US"/>
    </style:style>
    <style:style style:name="P2" style:family="paragraph">
      <style:text-properties fo:language="en" fo:country="US" style:language-asian="zxx" style:country-asian="none" style:language-complex="zxx" style:country-complex="none"/>
    </style:style>
    <style:style style:name="P3" style:family="paragraph">
      <loext:graphic-properties draw:fill-color="#ffffff"/>
      <style:text-properties fo:language="en" fo:country="US" style:language-asian="zxx" style:country-asian="none" style:language-complex="zxx" style:country-complex="none"/>
    </style:style>
    <style:style style:name="P4" style:family="paragraph">
      <style:paragraph-properties fo:text-align="center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Predslike </text:span><text:span text:style-name="T1">2D </text:span><text:span text:style-name="T1">celičnih </text:span><text:span text:style-name="T1">avtomato</text:span><text:span text:style-name="T1">v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1"><text:span text:style-name="T1">MAGISTRS</text:span><text:span text:style-name="T1">KO DELO</text:span></text:p>
            <text:p text:style-name="P1"><text:span text:style-name="T1"/></text:p>
            <text:p text:style-name="P1"><text:span text:style-name="T1">Univerza v </text:span><text:span text:style-name="T1">Ljubljani</text:span></text:p>
            <text:p text:style-name="P1"><text:span text:style-name="T1">Fakulteta za </text:span><text:span text:style-name="T1">računalništv</text:span><text:span text:style-name="T1">o in </text:span><text:span text:style-name="T1">informatiko</text:span></text:p>
            <text:p text:style-name="P1"><text:span text:style-name="T1"/></text:p>
            <text:p text:style-name="P1"><text:span text:style-name="T1">Mentor: prof. </text:span><text:span text:style-name="T1">dr. Branko </text:span><text:span text:style-name="T1">Šter</text:span></text:p>
            <text:p text:style-name="P1"><text:span text:style-name="T1">Avtor: Iztok </text:span><text:span text:style-name="T1">Jer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Predslike 2D celijčnih avtomatov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4" draw:layer="layout" svg:width="1.57cm" svg:height="0.567cm" svg:x="4.526cm" svg:y="14.16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0T17:39:34.882702503</meta:creation-date>
    <dc:date>2016-09-10T18:37:04.722898562</dc:date>
    <meta:editing-duration>PT26M50S</meta:editing-duration>
    <meta:editing-cycles>5</meta:editing-cycles>
    <meta:generator>LibreOffice/5.1.4.2$Linux_X86_64 LibreOffice_project/10m0$Build-2</meta:generator>
    <meta:document-statistic meta:object-count="30"/>
  </office:meta>
</office:document-meta>
</file>

<file path=Object 1/content.xml><?xml version="1.0" encoding="utf-8"?>
<math xmlns="http://www.w3.org/1998/Math/MathML" display="block">
  <semantics>
    <mrow>
      <msub>
        <mi>o</mi>
        <mrow>
          <msup>
            <mi>x</mi>
            <mi>r</mi>
          </msup>
          <mi>,</mi>
          <msup>
            <mi>y</mi>
            <mi>r</mi>
          </msup>
        </mrow>
      </msub>
      <mo stretchy="false">=</mo>
      <mn>1</mn>
    </mrow>
    <annotation encoding="StarMath 5.0">o sub {{x sup r},{y sup r}} = 1</annotation>
  </semantics>
</math>
</file>